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officeooo:rsid="002e2da2" officeooo:paragraph-rsid="002e2da2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68f37" style:font-style-asian="italic" style:font-style-complex="italic"/>
    </style:style>
    <style:style style:name="T9" style:family="text">
      <style:text-properties officeooo:rsid="00268973"/>
    </style:style>
    <style:style style:name="T10" style:family="text">
      <style:text-properties officeooo:rsid="00268f37"/>
    </style:style>
    <style:style style:name="T11" style:family="text">
      <style:text-properties officeooo:rsid="0026df49"/>
    </style:style>
    <style:style style:name="T12" style:family="text">
      <style:text-properties officeooo:rsid="00287a68"/>
    </style:style>
    <style:style style:name="T13" style:family="text">
      <style:text-properties officeooo:rsid="002b8e6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f24e8"/>
    </style:style>
    <style:style style:name="T16" style:family="text">
      <style:text-properties officeooo:rsid="00303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</text:span><text:span text:style-name="T16">0</text:span><text:span text:style-name="T2"> to R</text:span><text:span text:style-name="T16">n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Table_20_Contents">Add <text:span text:style-name="T5">Rn to R0, carry into R14 bit 8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Table_20_Contents">Subtract <text:span text:style-name="T5">Rn from R0 using 2’s complement , R0 := R0 + ~Rn + 1, carry into R14 bit 8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p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P15">Compare . <text:span text:style-name="T5">As subtraction but the result is </text:span><text:span text:style-name="T10">written to R13 </text:span><text:span text:style-name="T13">and the carry</text:span><text:span text:style-name="T10">. </text:span><text:span text:style-name="T8">Branch conditions represent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1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ext:soft-page-break/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 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<text:span text:style-name="T15">s</text:span>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2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/text:p>
          </table:table-cell>
        </table:table-row>
        <table:table-row>
          <table:table-cell table:style-name="Table1.A2" office:value-type="string">
            <text:p text:style-name="P9">0F <text:span text:style-name="T12">nn</text:span></text:p>
          </table:table-cell>
          <table:table-cell table:style-name="Table1.A2" office:value-type="string">
            <text:p text:style-name="P11">ext16 func</text:p>
          </table:table-cell>
          <table:table-cell table:style-name="Table1.C2" office:value-type="string">
            <text:p text:style-name="P10">Performs extended function func. 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9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  <text:h text:style-name="Heading_20_3" text:outline-level="3">Prior Register</text:h>
      <text:p text:style-name="P16"/>
      <text:p text:style-name="P16">Only register operations (10-FF) change the high byte of R14. This is set to the register number (0-F) and used for tests <text:span text:style-name="T7">except</text:span><text:span text:style-name="T14"> for add, sub and cpr which set it to zer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4-10T14:26:06.060000883</dc:date>
    <meta:editing-duration>PT1H4M31S</meta:editing-duration>
    <meta:editing-cycles>21</meta:editing-cycles>
    <meta:generator>LibreOffice/24.2.0.3$Linux_X86_64 LibreOffice_project/420$Build-3</meta:generator>
    <meta:print-date>2024-04-10T09:01:39.872044580</meta:print-date>
    <meta:printed-by>PDF files</meta:printed-by>
    <meta:document-statistic meta:table-count="1" meta:image-count="0" meta:object-count="0" meta:page-count="2" meta:paragraph-count="119" meta:word-count="422" meta:character-count="2028" meta:non-whitespace-character-count="1652"/>
  </office:meta>
</office:document-meta>
</file>